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dbc1" officeooo:paragraph-rsid="000edbc1"/>
    </style:style>
    <style:style style:name="T1" style:family="text">
      <style:text-properties officeooo:rsid="00112726"/>
    </style:style>
    <style:style style:name="T2" style:family="text">
      <style:text-properties officeooo:rsid="0012d7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 realizado la opción contigua, <text:span text:style-name="T1">y</text:span> la entrelazada la he dejado indicada entre paréntesis alado del bucle. <text:span text:style-name="T2">Estas son formas diferentes de realizar la aproximación, en este caso del número p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8:06:29.354381112</meta:creation-date>
    <dc:date>2020-10-10T18:13:11.587775536</dc:date>
    <meta:editing-duration>PT3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1" meta:character-count="190" meta:non-whitespace-character-count="160"/>
  </office:meta>
</office:document-meta>
</file>